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0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10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ext-properties fo:color="#808080"/>
    </style:style>
    <style:style style:name="ce10" style:family="table-cell" style:parent-style-name="Default" style:data-style-name="N11">
      <style:text-properties fo:color="#808080"/>
    </style:style>
    <style:style style:name="ce11" style:family="table-cell" style:parent-style-name="Default" style:data-style-name="N43">
      <style:text-properties fo:color="#808080"/>
    </style:style>
    <style:style style:name="ce12" style:family="table-cell" style:parent-style-name="Default" style:data-style-name="N44">
      <style:text-properties fo:color="#808080"/>
    </style:style>
    <style:style style:name="ce13" style:family="table-cell" style:parent-style-name="Default" style:data-style-name="N11">
      <style:text-properties fo:color="#808080" fo:font-weight="bold" style:font-weight-asian="bold" style:font-weight-complex="bold"/>
    </style:style>
    <style:style style:name="ce14" style:family="table-cell" style:parent-style-name="Default" style:data-style-name="N10">
      <style:table-cell-properties fo:border-bottom="0.06pt solid #000000" fo:border-left="0.06pt solid #000000" fo:border-right="0.06pt solid #000000" fo:border-top="none"/>
      <style:text-properties style:font-name="Liberation Sans" style:font-name-asian="Droid Sans Fallback" style:font-name-complex="Droid Sans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9"/>
        <table:table-column table:style-name="co1" table:default-cell-style-name="ce10"/>
        <table:table-column table:style-name="co1" table:number-columns-repeated="3" table:default-cell-style-name="ce9"/>
        <table:table-column table:style-name="co1" table:number-columns-repeated="5" table:default-cell-style-name="Default"/>
        <table:table-column table:style-name="co1" table:number-columns-repeated="6" table:default-cell-style-name="ce9"/>
        <table:table-row table:style-name="ro1">
          <table:table-cell table:number-columns-repeated="3"/>
          <table:table-cell table:style-name="Default" table:number-columns-repeated="6"/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/>
          <table:table-cell table:style-name="ce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"/>
          <table:table-cell table:style-name="ce5" office:value-type="string" calcext:value-type="string" table:number-columns-spanned="4" table:number-rows-spanned="1">
            <text:p>peripheral</text:p>
          </table:table-cell>
          <table:covered-table-cell table:number-columns-repeated="3"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/>
          <table:table-cell table:style-name="ce5" office:value-type="string" calcext:value-type="string" table:number-columns-spanned="2" table:number-rows-spanned="1">
            <text:p>R02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R04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R02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R04</text:p>
          </table:table-cell>
          <table:covered-table-cell table:style-name="ce5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14-16</text:p>
          </table:table-cell>
          <table:table-cell table:style-name="ce1" office:value-type="string" calcext:value-type="string">
            <text:p>20-25</text:p>
          </table:table-cell>
          <table:table-cell table:style-name="ce1" office:value-type="string" calcext:value-type="string">
            <text:p>14-16</text:p>
          </table:table-cell>
          <table:table-cell table:style-name="ce1" office:value-type="string" calcext:value-type="string">
            <text:p>20-25</text:p>
          </table:table-cell>
          <table:table-cell table:style-name="ce1" office:value-type="string" calcext:value-type="string">
            <text:p>14-16</text:p>
          </table:table-cell>
          <table:table-cell table:style-name="ce1" office:value-type="string" calcext:value-type="string">
            <text:p>20-25</text:p>
          </table:table-cell>
          <table:table-cell table:style-name="ce1" office:value-type="string" calcext:value-type="string">
            <text:p>14-16</text:p>
          </table:table-cell>
          <table:table-cell table:style-name="ce1" office:value-type="string" calcext:value-type="string">
            <text:p>20-25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tracking</text:p>
          </table:table-cell>
          <table:table-cell table:style-name="ce6" table:formula="of:=MAX([.B25];[.B26])" office:value-type="percentage" office:value="0.125492913993191" calcext:value-type="percentage">
            <text:p>13%</text:p>
          </table:table-cell>
          <table:table-cell table:style-name="ce6" table:formula="of:=MAX([.B39];[.B40])" office:value-type="percentage" office:value="0.236591203254432" calcext:value-type="percentage">
            <text:p>24%</text:p>
          </table:table-cell>
          <table:table-cell table:style-name="ce6" table:formula="of:=MAX([.M25];[.M26])" office:value-type="percentage" office:value="0.130356801701676" calcext:value-type="percentage">
            <text:p>13%</text:p>
          </table:table-cell>
          <table:table-cell table:style-name="ce6" table:formula="of:=MAX([.M39];[.M40])" office:value-type="percentage" office:value="0.172280545647447" calcext:value-type="percentage">
            <text:p>17%</text:p>
          </table:table-cell>
          <table:table-cell table:style-name="ce6" table:formula="of:=MAX([.B63];[.B64])" office:value-type="percentage" office:value="0.0993671" calcext:value-type="percentage">
            <text:p>10%</text:p>
          </table:table-cell>
          <table:table-cell table:style-name="ce6" table:formula="of:=MAX([.B77];[.B78])" office:value-type="percentage" office:value="0.146524019024749" calcext:value-type="percentage">
            <text:p>15%</text:p>
          </table:table-cell>
          <table:table-cell table:style-name="ce6" table:formula="of:=MAX([.M63];[.M64])" office:value-type="percentage" office:value="0.132552038073924" calcext:value-type="percentage">
            <text:p>13%</text:p>
          </table:table-cell>
          <table:table-cell table:style-name="ce6" table:formula="of:=MAX([.M77];[.M78])" office:value-type="percentage" office:value="0.199059362109067" calcext:value-type="percentage">
            <text:p>20%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3"/>
          <table:table-cell table:style-name="ce6" table:number-columns-repeated="8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rho</text:p>
          </table:table-cell>
          <table:table-cell table:style-name="ce6" table:formula="of:=MAX([.B27];[.B28])" office:value-type="percentage" office:value="0.052105975285182" calcext:value-type="percentage">
            <text:p>5%</text:p>
          </table:table-cell>
          <table:table-cell table:style-name="ce6" table:formula="of:=MAX([.B41];[.B42])" office:value-type="percentage" office:value="0.0729112997778122" calcext:value-type="percentage">
            <text:p>7%</text:p>
          </table:table-cell>
          <table:table-cell table:style-name="ce6" table:formula="of:=MAX([.M27];[.M28])" office:value-type="percentage" office:value="0.0293390386914874" calcext:value-type="percentage">
            <text:p>3%</text:p>
          </table:table-cell>
          <table:table-cell table:style-name="ce6" table:formula="of:=MAX([.M41];[.M42])" office:value-type="percentage" office:value="0.026122806855696" calcext:value-type="percentage">
            <text:p>3%</text:p>
          </table:table-cell>
          <table:table-cell table:style-name="ce6" table:formula="of:=MAX([.B65];[.B66])" office:value-type="percentage" office:value="0.0426347066708986" calcext:value-type="percentage">
            <text:p>4%</text:p>
          </table:table-cell>
          <table:table-cell table:style-name="ce6" table:formula="of:=MAX([.B79];[.B80])" office:value-type="percentage" office:value="0.067444641642387" calcext:value-type="percentage">
            <text:p>7%</text:p>
          </table:table-cell>
          <table:table-cell table:style-name="ce6" table:formula="of:=MAX([.M65];[.M66])" office:value-type="percentage" office:value="0.0973361573976495" calcext:value-type="percentage">
            <text:p>10%</text:p>
          </table:table-cell>
          <table:table-cell table:style-name="ce6" table:formula="of:=MAX([.M79];[.M80])" office:value-type="percentage" office:value="0.246537913214195" calcext:value-type="percentage">
            <text:p>25%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3"/>
          <table:table-cell table:style-name="ce6" table:number-columns-repeated="8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fragmentation</text:p>
          </table:table-cell>
          <table:table-cell table:style-name="ce6" table:formula="of:=MAX([.B29];[.B30])" office:value-type="percentage" office:value="0.0555211584461275" calcext:value-type="percentage">
            <text:p>6%</text:p>
          </table:table-cell>
          <table:table-cell table:style-name="ce6" table:formula="of:=MAX([.B43];[.B44])" office:value-type="percentage" office:value="0.0288825449086468" calcext:value-type="percentage">
            <text:p>3%</text:p>
          </table:table-cell>
          <table:table-cell table:style-name="ce6" table:formula="of:=MAX([.M29];[.M30])" office:value-type="percentage" office:value="0.0836643" calcext:value-type="percentage">
            <text:p>8%</text:p>
          </table:table-cell>
          <table:table-cell table:style-name="ce6" table:formula="of:=MAX([.M43];[.M44])" office:value-type="percentage" office:value="0.0920769" calcext:value-type="percentage">
            <text:p>9%</text:p>
          </table:table-cell>
          <table:table-cell table:style-name="ce6" table:formula="of:=MAX([.B67];[.B68])" office:value-type="percentage" office:value="0.0259193" calcext:value-type="percentage">
            <text:p>3%</text:p>
          </table:table-cell>
          <table:table-cell table:style-name="ce6" table:formula="of:=MAX([.B81];[.B82])" office:value-type="percentage" office:value="0.0110423" calcext:value-type="percentage">
            <text:p>1%</text:p>
          </table:table-cell>
          <table:table-cell table:style-name="ce6" table:formula="of:=MAX([.M67];[.M68])" office:value-type="percentage" office:value="0.0144346" calcext:value-type="percentage">
            <text:p>1%</text:p>
          </table:table-cell>
          <table:table-cell table:style-name="ce6" table:formula="of:=MAX([.M81];[.M82])" office:value-type="percentage" office:value="0.0200682" calcext:value-type="percentage">
            <text:p>2%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3"/>
          <table:table-cell table:style-name="ce6" table:number-columns-repeated="8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dpT</text:p>
          </table:table-cell>
          <table:table-cell table:style-name="ce6" table:formula="of:=MAX([.B31];[.B32])" office:value-type="percentage" office:value="0.131726" calcext:value-type="percentage">
            <text:p>13%</text:p>
          </table:table-cell>
          <table:table-cell table:style-name="ce6" table:formula="of:=MAX([.B45];[.B46])" office:value-type="percentage" office:value="0.145988" calcext:value-type="percentage">
            <text:p>15%</text:p>
          </table:table-cell>
          <table:table-cell table:style-name="ce6" table:formula="of:=MAX([.M31];[.M32])" office:value-type="percentage" office:value="0.0567195" calcext:value-type="percentage">
            <text:p>6%</text:p>
          </table:table-cell>
          <table:table-cell table:style-name="ce6" table:formula="of:=MAX([.M45];[.M46])" office:value-type="percentage" office:value="0.213486" calcext:value-type="percentage">
            <text:p>21%</text:p>
          </table:table-cell>
          <table:table-cell table:style-name="ce6" table:formula="of:=MAX([.B69];[.B70])" office:value-type="percentage" office:value="0.0959139" calcext:value-type="percentage">
            <text:p>10%</text:p>
          </table:table-cell>
          <table:table-cell table:style-name="ce6" table:formula="of:=MAX([.B83];[.B84])" office:value-type="percentage" office:value="0.128092" calcext:value-type="percentage">
            <text:p>13%</text:p>
          </table:table-cell>
          <table:table-cell table:style-name="ce6" table:formula="of:=MAX([.M69];[.M70])" office:value-type="percentage" office:value="0.0716976" calcext:value-type="percentage">
            <text:p>7%</text:p>
          </table:table-cell>
          <table:table-cell table:style-name="ce6" table:formula="of:=MAX([.M83];[.M84])" office:value-type="percentage" office:value="0.106204" calcext:value-type="percentage">
            <text:p>11%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3"/>
          <table:table-cell table:style-name="ce7" table:number-columns-repeated="8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8" table:formula="of:=MAX([.G52];ABS([.G53]))" office:value-type="percentage" office:value="0.187115" calcext:value-type="percentage">
            <text:p>19%</text:p>
          </table:table-cell>
          <table:table-cell table:style-name="ce8" table:formula="of:=MAX([.G55];ABS([.G56]))" office:value-type="percentage" office:value="0.249401" calcext:value-type="percentage">
            <text:p>25%</text:p>
          </table:table-cell>
          <table:table-cell table:style-name="ce8" table:formula="of:=MAX([.R52];ABS([.R53]))" office:value-type="percentage" office:value="0.164954" calcext:value-type="percentage">
            <text:p>16%</text:p>
          </table:table-cell>
          <table:table-cell table:style-name="ce8" table:formula="of:=MAX([.R55];ABS([.R56]))" office:value-type="percentage" office:value="0.282477" calcext:value-type="percentage">
            <text:p>28%</text:p>
          </table:table-cell>
          <table:table-cell table:style-name="ce8" table:formula="of:=MAX([.G90];ABS([.G91]))" office:value-type="percentage" office:value="0.144539" calcext:value-type="percentage">
            <text:p>14%</text:p>
          </table:table-cell>
          <table:table-cell table:style-name="ce14" table:formula="of:=MAX([.G93];ABS([.G94]))" office:value-type="percentage" office:value="0.206126" calcext:value-type="percentage">
            <text:p>21%</text:p>
          </table:table-cell>
          <table:table-cell table:style-name="ce8" table:formula="of:=MAX([.R90];ABS([.R91]))" office:value-type="percentage" office:value="0.179981" calcext:value-type="percentage">
            <text:p>18%</text:p>
          </table:table-cell>
          <table:table-cell table:style-name="ce14" table:formula="of:=MAX([.R93];ABS([.R94]))" office:value-type="percentage" office:value="0.334794" calcext:value-type="percentage">
            <text:p>33%</text:p>
          </table:table-cell>
          <table:table-cell table:number-columns-repeated="3"/>
          <table:table-cell table:style-name="Default" table:number-columns-repeated="6"/>
        </table:table-row>
        <table:table-row table:style-name="ro1" table:number-rows-repeated="7">
          <table:table-cell table:number-columns-repeated="3"/>
          <table:table-cell table:style-name="Default" table:number-columns-repeated="6"/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entral</text:p>
          </table:table-cell>
          <table:table-cell office:value-type="string" calcext:value-type="string">
            <text:p>R02</text:p>
          </table:table-cell>
          <table:table-cell/>
          <table:table-cell table:style-name="ce9"/>
          <table:table-cell table:number-columns-repeated="8"/>
          <table:table-cell office:value-type="string" calcext:value-type="string">
            <text:p>R04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"/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table:style-name="ce9"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V/c:</text:p>
          </table:table-cell>
          <table:table-cell table:number-columns-repeated="5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V/c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minal: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9"/>
          <table:table-cell table:number-columns-repeated="8"/>
          <table:table-cell office:value-type="string" calcext:value-type="string">
            <text:p>nominal: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king</text:p>
          </table:table-cell>
          <table:table-cell table:formula="of:=SQRT([.F25]^2+IF([.E33]&lt;0;[.E33]^2;0)+IF([.G32]&lt;0;[.G32]^2;0))" office:value-type="float" office:value="0.125492913993191" calcext:value-type="float">
            <text:p>0.125492913993191</text:p>
          </table:table-cell>
          <table:table-cell/>
          <table:table-cell office:value-type="string" calcext:value-type="string">
            <text:p>#epsilon(TPC)</text:p>
          </table:table-cell>
          <table:table-cell table:style-name="ce11" office:value-type="time" office:time-value="PT05H00M00S" calcext:value-type="time">
            <text:p>05:00:00 AM</text:p>
          </table:table-cell>
          <table:table-cell office:value-type="percentage" office:value="-0.109884" calcext:value-type="percentage">
            <text:p>-10.99%</text:p>
          </table:table-cell>
          <table:table-cell table:number-columns-repeated="5"/>
          <table:table-cell office:value-type="string" calcext:value-type="string">
            <text:p>tracking</text:p>
          </table:table-cell>
          <table:table-cell table:formula="of:=SQRT([.Q25]^2+IF([.P33]&lt;0;[.P33]^2;0)+IF([.R32]&lt;0;[.R32]^2;0))" office:value-type="float" office:value="0.116182651207915" calcext:value-type="float">
            <text:p>0.116182651207915</text:p>
          </table:table-cell>
          <table:table-cell/>
          <table:table-cell office:value-type="string" calcext:value-type="string">
            <text:p>#epsilon(TPC)</text:p>
          </table:table-cell>
          <table:table-cell table:style-name="ce11" office:value-type="time" office:time-value="PT05H00M00S" calcext:value-type="time">
            <text:p>05:00:00 AM</text:p>
          </table:table-cell>
          <table:table-cell table:style-name="ce10" office:value-type="percentage" office:value="-0.0924469" calcext:value-type="percentage">
            <text:p>-9.24%</text:p>
          </table:table-cell>
          <table:table-cell table:number-columns-repeated="3"/>
        </table:table-row>
        <table:table-row table:style-name="ro1">
          <table:table-cell/>
          <table:table-cell table:formula="of:=SQRT([.F26]^2+IF([.E33]&gt;0;[.E33]^2;0)+IF([.G32]&gt;0;[.G32]^2;0))" office:value-type="float" office:value="0.108916" calcext:value-type="float">
            <text:p>0.108916</text:p>
          </table:table-cell>
          <table:table-cell/>
          <table:table-cell office:value-type="string" calcext:value-type="string">
            <text:p>#epsilon(TPC)</text:p>
          </table:table-cell>
          <table:table-cell table:style-name="ce12" office:value-type="time" office:time-value="-PT05H00M00S" calcext:value-type="time">
            <text:p>-05:00:00</text:p>
          </table:table-cell>
          <table:table-cell office:value-type="percentage" office:value="0.108916" calcext:value-type="percentage">
            <text:p>10.89%</text:p>
          </table:table-cell>
          <table:table-cell table:number-columns-repeated="6"/>
          <table:table-cell table:formula="of:=SQRT([.Q26]^2+IF([.P33]&gt;0;[.P33]^2;0)+IF([.R32]&gt;0;[.R32]^2;0))" office:value-type="float" office:value="0.130356801701676" calcext:value-type="float">
            <text:p>0.130356801701676</text:p>
          </table:table-cell>
          <table:table-cell/>
          <table:table-cell office:value-type="string" calcext:value-type="string">
            <text:p>#epsilon(TPC)</text:p>
          </table:table-cell>
          <table:table-cell table:style-name="ce12" office:value-type="time" office:time-value="-PT05H00M00S" calcext:value-type="time">
            <text:p>-05:00:00</text:p>
          </table:table-cell>
          <table:table-cell table:style-name="ce10" office:value-type="percentage" office:value="0.129625" calcext:value-type="percentage">
            <text:p>12.9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</text:p>
          </table:table-cell>
          <table:table-cell table:formula="of:=SQRT(IF([.F29]&lt;0;[.F29]^2;0)+IF([.F30]&lt;0;[.F30]^2;0)+IF([.F31]&lt;0;[.F31]^2;0))" office:value-type="float" office:value="0" calcext:value-type="float">
            <text:p>0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frag.:</text:p>
          </table:table-cell>
          <table:table-cell office:value-type="percentage" office:value="0.0142444" calcext:value-type="percentage">
            <text:p>1.42%</text:p>
          </table:table-cell>
          <table:table-cell table:number-columns-repeated="5"/>
          <table:table-cell office:value-type="string" calcext:value-type="string">
            <text:p>rho</text:p>
          </table:table-cell>
          <table:table-cell table:formula="of:=SQRT(IF([.Q29]&lt;0;[.Q29]^2;0)+IF([.Q30]&lt;0;[.Q30]^2;0)+IF([.Q31]&lt;0;[.Q31]^2;0))" office:value-type="float" office:value="0.0293390386914874" calcext:value-type="float">
            <text:p>0.029339038691488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frag.:</text:p>
          </table:table-cell>
          <table:table-cell table:style-name="ce10" office:value-type="percentage" office:value="0.0836643" calcext:value-type="percentage">
            <text:p>8.37%</text:p>
          </table:table-cell>
          <table:table-cell table:number-columns-repeated="3"/>
        </table:table-row>
        <table:table-row table:style-name="ro1">
          <table:table-cell/>
          <table:table-cell table:formula="of:=SQRT(IF([.F30]&gt;0;[.F30]^2;0)+IF([.F31]&gt;0;[.F31]^2;0)+IF([.F29]&gt;0;[.F29]^2;0))" office:value-type="float" office:value="0.052105975285182" calcext:value-type="float">
            <text:p>0.052105975285182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frag.:</text:p>
          </table:table-cell>
          <table:table-cell office:value-type="percentage" office:value="0.0536628" calcext:value-type="percentage">
            <text:p>5.37%</text:p>
          </table:table-cell>
          <table:table-cell table:number-columns-repeated="6"/>
          <table:table-cell table:formula="of:=SQRT(IF([.Q30]&gt;0;[.Q30]^2;0)+IF([.Q31]&gt;0;[.Q31]^2;0)+IF([.Q29]&gt;0;[.Q29]^2;0))" office:value-type="float" office:value="0" calcext:value-type="float">
            <text:p>0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frag.:</text:p>
          </table:table-cell>
          <table:table-cell table:style-name="ce10" office:value-type="percentage" office:value="-0.0122122" calcext:value-type="percentage">
            <text:p>-1.2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gmentation</text:p>
          </table:table-cell>
          <table:table-cell table:formula="of:=SQRT(IF([.F27]&lt;0;[.F27]^2;0)+IF([.F28]&lt;0;[.F28]^2;0))" office:value-type="float" office:value="0" calcext:value-type="float">
            <text:p>0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nremove=x-1:</text:p>
          </table:table-cell>
          <table:table-cell office:value-type="percentage" office:value="0.0294296" calcext:value-type="percentage">
            <text:p>2.94%</text:p>
          </table:table-cell>
          <table:table-cell table:number-columns-repeated="5"/>
          <table:table-cell office:value-type="string" calcext:value-type="string">
            <text:p>fragmentation</text:p>
          </table:table-cell>
          <table:table-cell table:formula="of:=SQRT(IF([.Q27]&lt;0;[.Q27]^2;0)+IF([.Q28]&lt;0;[.Q28]^2;0))" office:value-type="float" office:value="0.0122122" calcext:value-type="float">
            <text:p>0.0122122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nremove=x-1:</text:p>
          </table:table-cell>
          <table:table-cell table:style-name="ce10" office:value-type="percentage" office:value="-0.028738" calcext:value-type="percentage">
            <text:p>-2.87%</text:p>
          </table:table-cell>
          <table:table-cell table:number-columns-repeated="3"/>
        </table:table-row>
        <table:table-row table:style-name="ro1">
          <table:table-cell/>
          <table:table-cell table:formula="of:=SQRT(IF([.F28]&gt;0;[.F28]^2;0)+IF([.F27]&gt;0;[.F27]^2;0))" office:value-type="float" office:value="0.0555211584461275" calcext:value-type="float">
            <text:p>0.055521158446128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2:</text:p>
          </table:table-cell>
          <table:table-cell office:value-type="percentage" office:value="0.0101045" calcext:value-type="percentage">
            <text:p>1.01%</text:p>
          </table:table-cell>
          <table:table-cell table:number-columns-repeated="6"/>
          <table:table-cell table:formula="of:=SQRT(IF([.Q28]&gt;0;[.Q28]^2;0)+IF([.Q27]&gt;0;[.Q27]^2;0))" office:value-type="float" office:value="0.0836643" calcext:value-type="float">
            <text:p>0.0836643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2:</text:p>
          </table:table-cell>
          <table:table-cell table:style-name="ce10" office:value-type="percentage" office:value="-0.000920236" calcext:value-type="percentage">
            <text:p>-0.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pT</text:p>
          </table:table-cell>
          <table:table-cell table:formula="of:=SQRT(IF([.F34]&lt;0;[.F34]^2;0)+IF([.F35]&lt;0;[.F35]^2))" office:value-type="float" office:value="0.0167727" calcext:value-type="float">
            <text:p>0.0167727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4:</text:p>
          </table:table-cell>
          <table:table-cell office:value-type="percentage" office:value="0.0417951" calcext:value-type="percentage">
            <text:p>4.18%</text:p>
          </table:table-cell>
          <table:table-cell table:number-columns-repeated="5"/>
          <table:table-cell office:value-type="string" calcext:value-type="string">
            <text:p>dpT</text:p>
          </table:table-cell>
          <table:table-cell table:formula="of:=SQRT(IF([.Q34]&lt;0;[.Q34]^2;0)+IF([.Q35]&lt;0;[.Q35]^2))" office:value-type="float" office:value="0.0492558" calcext:value-type="float">
            <text:p>0.0492558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4:</text:p>
          </table:table-cell>
          <table:table-cell table:style-name="ce10" office:value-type="percentage" office:value="-0.00583607" calcext:value-type="percentage">
            <text:p>-0.58%</text:p>
          </table:table-cell>
          <table:table-cell table:number-columns-repeated="3"/>
        </table:table-row>
        <table:table-row table:style-name="ro1">
          <table:table-cell/>
          <table:table-cell table:formula="of:=SQRT(IF([.F35]&gt;0;[.F35]^2;0)+IF([.F34]&gt;0;[.F34]^2))" office:value-type="float" office:value="0.131726" calcext:value-type="float">
            <text:p>0.131726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had.</text:p>
          </table:table-cell>
          <table:table-cell office:value-type="string" calcext:value-type="string">
            <text:p>rat.:</text:p>
          </table:table-cell>
          <table:table-cell table:style-name="ce10" office:value-type="percentage" office:value="-0.00923175" calcext:value-type="percentage">
            <text:p>-0.92%</text:p>
          </table:table-cell>
          <table:table-cell table:number-columns-repeated="5"/>
          <table:table-cell table:formula="of:=SQRT(IF([.Q35]&gt;0;[.Q35]^2;0)+IF([.Q34]&gt;0;[.Q34]^2))" office:value-type="float" office:value="0.0567195" calcext:value-type="float">
            <text:p>0.0567195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had.</text:p>
          </table:table-cell>
          <table:table-cell office:value-type="string" calcext:value-type="string">
            <text:p>rat.:</text:p>
          </table:table-cell>
          <table:table-cell table:style-name="ce10" office:value-type="percentage" office:value="0.0137933" calcext:value-type="percentage">
            <text:p>1.38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fit&gt;=20:</text:p>
          </table:table-cell>
          <table:table-cell table:style-name="ce10" office:value-type="percentage" office:value="-0.0599062" calcext:value-type="percentage">
            <text:p>-5.99%</text:p>
          </table:table-cell>
          <table:table-cell table:number-columns-repeated="9"/>
          <table:table-cell office:value-type="string" calcext:value-type="string">
            <text:p>nfit&gt;=20:</text:p>
          </table:table-cell>
          <table:table-cell table:style-name="ce10" office:value-type="percentage" office:value="-0.0703703" calcext:value-type="percentage">
            <text:p>-7.04%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office:value-type="string" calcext:value-type="string">
            <text:p>corr:</text:p>
          </table:table-cell>
          <table:table-cell office:value-type="percentage" office:value="-0.0167727" calcext:value-type="percentage">
            <text:p>-1.68%</text:p>
          </table:table-cell>
          <table:table-cell table:number-columns-repeated="8"/>
          <table:table-cell office:value-type="string" calcext:value-type="string">
            <text:p>v2</text:p>
          </table:table-cell>
          <table:table-cell office:value-type="string" calcext:value-type="string">
            <text:p>corr:</text:p>
          </table:table-cell>
          <table:table-cell table:style-name="ce10" office:value-type="percentage" office:value="-0.0492558" calcext:value-type="percentage">
            <text:p>-4.93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ythia</text:p>
          </table:table-cell>
          <table:table-cell office:value-type="string" calcext:value-type="string">
            <text:p>dpT:</text:p>
          </table:table-cell>
          <table:table-cell office:value-type="percentage" office:value="0.131726" calcext:value-type="percentage">
            <text:p>13.17%</text:p>
          </table:table-cell>
          <table:table-cell table:number-columns-repeated="8"/>
          <table:table-cell office:value-type="string" calcext:value-type="string">
            <text:p>pythia</text:p>
          </table:table-cell>
          <table:table-cell office:value-type="string" calcext:value-type="string">
            <text:p>dpT:</text:p>
          </table:table-cell>
          <table:table-cell table:style-name="ce10" office:value-type="percentage" office:value="0.0567195" calcext:value-type="percentage">
            <text:p>5.67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---------------------------------------</text:p>
          </table:table-cell>
          <table:table-cell table:number-columns-repeated="10"/>
          <table:table-cell office:value-type="string" calcext:value-type="string">
            <text:p>---------------------------------------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eV/c:</text:p>
          </table:table-cell>
          <table:table-cell table:number-columns-repeated="5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eV/c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minal: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9"/>
          <table:table-cell office:value-type="string" calcext:value-type="string">
            <text:p>nominal: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king</text:p>
          </table:table-cell>
          <table:table-cell table:formula="of:=SQRT([.F39]^2+IF([.E47]&lt;0;[.E47]^2;0)+IF([.G46]&lt;0;[.G46]^2;0))" office:value-type="float" office:value="0.236591203254432" calcext:value-type="float">
            <text:p>0.236591203254432</text:p>
          </table:table-cell>
          <table:table-cell/>
          <table:table-cell office:value-type="string" calcext:value-type="string">
            <text:p>#epsilon(TPC)</text:p>
          </table:table-cell>
          <table:table-cell table:style-name="ce11" office:value-type="time" office:time-value="PT05H00M00S" calcext:value-type="time">
            <text:p>05:00:00 AM</text:p>
          </table:table-cell>
          <table:table-cell office:value-type="percentage" office:value="-0.0719033" calcext:value-type="percentage">
            <text:p>-7.19%</text:p>
          </table:table-cell>
          <table:table-cell table:number-columns-repeated="5"/>
          <table:table-cell office:value-type="string" calcext:value-type="string">
            <text:p>tracking</text:p>
          </table:table-cell>
          <table:table-cell table:formula="of:=SQRT([.Q39]^2+IF([.P47]&lt;0;[.P47]^2;0)+IF([.R46]&lt;0;[.R46]^2;0))" office:value-type="float" office:value="0.172280545647447" calcext:value-type="float">
            <text:p>0.172280545647447</text:p>
          </table:table-cell>
          <table:table-cell/>
          <table:table-cell office:value-type="string" calcext:value-type="string">
            <text:p>#epsilon(TPC)</text:p>
          </table:table-cell>
          <table:table-cell table:style-name="ce11" office:value-type="time" office:time-value="PT05H00M00S" calcext:value-type="time">
            <text:p>05:00:00 AM</text:p>
          </table:table-cell>
          <table:table-cell table:style-name="ce10" office:value-type="percentage" office:value="-0.143024" calcext:value-type="percentage">
            <text:p>-14.30%</text:p>
          </table:table-cell>
          <table:table-cell table:number-columns-repeated="3"/>
        </table:table-row>
        <table:table-row table:style-name="ro1">
          <table:table-cell/>
          <table:table-cell table:formula="of:=SQRT([.F40]^2+IF([.E47]&gt;0;[.E47]^2;0)+IF([.G46]&gt;0;[.G46]^2;0))" office:value-type="float" office:value="0.074304" calcext:value-type="float">
            <text:p>0.074304</text:p>
          </table:table-cell>
          <table:table-cell/>
          <table:table-cell office:value-type="string" calcext:value-type="string">
            <text:p>#epsilon(TPC)</text:p>
          </table:table-cell>
          <table:table-cell table:style-name="ce12" office:value-type="time" office:time-value="-PT05H00M00S" calcext:value-type="time">
            <text:p>-05:00:00</text:p>
          </table:table-cell>
          <table:table-cell office:value-type="percentage" office:value="0.074304" calcext:value-type="percentage">
            <text:p>7.43%</text:p>
          </table:table-cell>
          <table:table-cell table:number-columns-repeated="6"/>
          <table:table-cell table:formula="of:=SQRT([.Q40]^2+IF([.P47]&gt;0;[.P47]^2;0)+IF([.R46]&gt;0;[.R46]^2;0))" office:value-type="float" office:value="0.158792" calcext:value-type="float">
            <text:p>0.158792</text:p>
          </table:table-cell>
          <table:table-cell/>
          <table:table-cell office:value-type="string" calcext:value-type="string">
            <text:p>#epsilon(TPC)</text:p>
          </table:table-cell>
          <table:table-cell table:style-name="ce12" office:value-type="time" office:time-value="-PT05H00M00S" calcext:value-type="time">
            <text:p>-05:00:00</text:p>
          </table:table-cell>
          <table:table-cell table:style-name="ce10" office:value-type="percentage" office:value="0.158792" calcext:value-type="percentage">
            <text:p>15.8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</text:p>
          </table:table-cell>
          <table:table-cell table:formula="of:=SQRT(IF([.F43]&lt;0;[.F43]^2;0)+IF([.F44]&lt;0;[.F44]^2;0)+IF([.F45]&lt;0;[.F45]^2;0))" office:value-type="float" office:value="0.0729112997778122" calcext:value-type="float">
            <text:p>0.072911299777812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frag.:</text:p>
          </table:table-cell>
          <table:table-cell office:value-type="percentage" office:value="-0.0206078" calcext:value-type="percentage">
            <text:p>-2.06%</text:p>
          </table:table-cell>
          <table:table-cell table:number-columns-repeated="5"/>
          <table:table-cell office:value-type="string" calcext:value-type="string">
            <text:p>rho</text:p>
          </table:table-cell>
          <table:table-cell table:formula="of:=SQRT(IF([.Q43]&lt;0;[.Q43]^2;0)+IF([.Q44]&lt;0;[.Q44]^2;0)+IF([.Q45]&lt;0;[.Q45]^2;0))" office:value-type="float" office:value="0.026122806855696" calcext:value-type="float">
            <text:p>0.026122806855696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frag.:</text:p>
          </table:table-cell>
          <table:table-cell table:style-name="ce10" office:value-type="percentage" office:value="0.0920769" calcext:value-type="percentage">
            <text:p>9.21%</text:p>
          </table:table-cell>
          <table:table-cell table:number-columns-repeated="3"/>
        </table:table-row>
        <table:table-row table:style-name="ro1">
          <table:table-cell/>
          <table:table-cell table:formula="of:=SQRT(IF([.F44]&gt;0;[.F44]^2;0)+IF([.F45]&gt;0;[.F45]^2;0)+IF([.F43]&gt;0;[.F43]^2;0))" office:value-type="float" office:value="0" calcext:value-type="float">
            <text:p>0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frag.:</text:p>
          </table:table-cell>
          <table:table-cell office:value-type="percentage" office:value="-0.0202366" calcext:value-type="percentage">
            <text:p>-2.02%</text:p>
          </table:table-cell>
          <table:table-cell table:number-columns-repeated="6"/>
          <table:table-cell table:formula="of:=SQRT(IF([.Q44]&gt;0;[.Q44]^2;0)+IF([.Q45]&gt;0;[.Q45]^2;0)+IF([.Q43]&gt;0;[.Q43]^2;0))" office:value-type="float" office:value="0.0228943" calcext:value-type="float">
            <text:p>0.0228943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frag.:</text:p>
          </table:table-cell>
          <table:table-cell table:style-name="ce10" office:value-type="percentage" office:value="-0.044333" calcext:value-type="percentage">
            <text:p>-4.4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gmentation</text:p>
          </table:table-cell>
          <table:table-cell table:formula="of:=SQRT(IF([.F41]&lt;0;[.F41]^2;0)+IF([.F42]&lt;0;[.F42]^2;0))" office:value-type="float" office:value="0.0288825449086468" calcext:value-type="float">
            <text:p>0.028882544908647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nremove=x-1:</text:p>
          </table:table-cell>
          <table:table-cell office:value-type="percentage" office:value="-0.0615258" calcext:value-type="percentage">
            <text:p>-6.15%</text:p>
          </table:table-cell>
          <table:table-cell table:number-columns-repeated="5"/>
          <table:table-cell office:value-type="string" calcext:value-type="string">
            <text:p>fragmentation</text:p>
          </table:table-cell>
          <table:table-cell table:formula="of:=SQRT(IF([.Q41]&lt;0;[.Q41]^2;0)+IF([.Q42]&lt;0;[.Q42]^2;0))" office:value-type="float" office:value="0.044333" calcext:value-type="float">
            <text:p>0.044333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nremove=x-1:</text:p>
          </table:table-cell>
          <table:table-cell table:style-name="ce10" office:value-type="percentage" office:value="-0.0251451" calcext:value-type="percentage">
            <text:p>-2.51%</text:p>
          </table:table-cell>
          <table:table-cell table:number-columns-repeated="3"/>
        </table:table-row>
        <table:table-row table:style-name="ro1">
          <table:table-cell/>
          <table:table-cell table:formula="of:=SQRT(IF([.F42]&gt;0;[.F42]^2;0)+IF([.F41]&gt;0;[.F41]^2;0))" office:value-type="float" office:value="0" calcext:value-type="float">
            <text:p>0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2:</text:p>
          </table:table-cell>
          <table:table-cell office:value-type="percentage" office:value="-0.0237839" calcext:value-type="percentage">
            <text:p>-2.38%</text:p>
          </table:table-cell>
          <table:table-cell table:number-columns-repeated="6"/>
          <table:table-cell table:formula="of:=SQRT(IF([.Q42]&gt;0;[.Q42]^2;0)+IF([.Q41]&gt;0;[.Q41]^2;0))" office:value-type="float" office:value="0.0920769" calcext:value-type="float">
            <text:p>0.0920769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2:</text:p>
          </table:table-cell>
          <table:table-cell table:style-name="ce10" office:value-type="percentage" office:value="0.0228943" calcext:value-type="percentage">
            <text:p>2.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pT</text:p>
          </table:table-cell>
          <table:table-cell table:formula="of:=SQRT(IF([.F48]&lt;0;[.F48]^2;0)+IF([.F49]&lt;0;[.F49]^2))" office:value-type="float" office:value="0.00867021" calcext:value-type="float">
            <text:p>0.00867021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4:</text:p>
          </table:table-cell>
          <table:table-cell office:value-type="percentage" office:value="-0.0310638" calcext:value-type="percentage">
            <text:p>-3.11%</text:p>
          </table:table-cell>
          <table:table-cell table:number-columns-repeated="5"/>
          <table:table-cell office:value-type="string" calcext:value-type="string">
            <text:p>dpT</text:p>
          </table:table-cell>
          <table:table-cell table:formula="of:=SQRT(IF([.Q48]&lt;0;[.Q48]^2;0)+IF([.Q49]&lt;0;[.Q49]^2))" office:value-type="float" office:value="0.0346721" calcext:value-type="float">
            <text:p>0.0346721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4:</text:p>
          </table:table-cell>
          <table:table-cell table:style-name="ce10" office:value-type="percentage" office:value="-0.0070799" calcext:value-type="percentage">
            <text:p>-0.71%</text:p>
          </table:table-cell>
          <table:table-cell table:number-columns-repeated="3"/>
        </table:table-row>
        <table:table-row table:style-name="ro1">
          <table:table-cell/>
          <table:table-cell table:formula="of:=SQRT(IF([.F49]&gt;0;[.F49]^2;0)+IF([.F48]&gt;0;[.F48]^2))" office:value-type="float" office:value="0.145988" calcext:value-type="float">
            <text:p>0.145988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had.</text:p>
          </table:table-cell>
          <table:table-cell office:value-type="string" calcext:value-type="string">
            <text:p>rat.:</text:p>
          </table:table-cell>
          <table:table-cell table:style-name="ce10" office:value-type="percentage" office:value="-0.0594243" calcext:value-type="percentage">
            <text:p>-5.94%</text:p>
          </table:table-cell>
          <table:table-cell table:number-columns-repeated="5"/>
          <table:table-cell table:formula="of:=SQRT(IF([.Q49]&gt;0;[.Q49]^2;0)+IF([.Q48]&gt;0;[.Q48]^2))" office:value-type="float" office:value="0.213486" calcext:value-type="float">
            <text:p>0.213486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had.</text:p>
          </table:table-cell>
          <table:table-cell office:value-type="string" calcext:value-type="string">
            <text:p>rat.:</text:p>
          </table:table-cell>
          <table:table-cell table:style-name="ce10" office:value-type="percentage" office:value="-0.00521189" calcext:value-type="percentage">
            <text:p>-0.52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fit&gt;=20:</text:p>
          </table:table-cell>
          <table:table-cell table:style-name="ce10" office:value-type="percentage" office:value="-0.217426" calcext:value-type="percentage">
            <text:p>-21.74%</text:p>
          </table:table-cell>
          <table:table-cell table:number-columns-repeated="9"/>
          <table:table-cell office:value-type="string" calcext:value-type="string">
            <text:p>nfit&gt;=20:</text:p>
          </table:table-cell>
          <table:table-cell table:style-name="ce10" office:value-type="percentage" office:value="-0.0959039" calcext:value-type="percentage">
            <text:p>-9.59%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office:value-type="string" calcext:value-type="string">
            <text:p>corr:</text:p>
          </table:table-cell>
          <table:table-cell office:value-type="percentage" office:value="-0.00867021" calcext:value-type="percentage">
            <text:p>-0.87%</text:p>
          </table:table-cell>
          <table:table-cell table:number-columns-repeated="8"/>
          <table:table-cell office:value-type="string" calcext:value-type="string">
            <text:p>v2</text:p>
          </table:table-cell>
          <table:table-cell office:value-type="string" calcext:value-type="string">
            <text:p>corr:</text:p>
          </table:table-cell>
          <table:table-cell table:style-name="ce10" office:value-type="percentage" office:value="-0.0346721" calcext:value-type="percentage">
            <text:p>-3.47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ythia</text:p>
          </table:table-cell>
          <table:table-cell office:value-type="string" calcext:value-type="string">
            <text:p>dpT:</text:p>
          </table:table-cell>
          <table:table-cell office:value-type="percentage" office:value="0.145988" calcext:value-type="percentage">
            <text:p>14.60%</text:p>
          </table:table-cell>
          <table:table-cell table:number-columns-repeated="8"/>
          <table:table-cell office:value-type="string" calcext:value-type="string">
            <text:p>pythia</text:p>
          </table:table-cell>
          <table:table-cell office:value-type="string" calcext:value-type="string">
            <text:p>dpT:</text:p>
          </table:table-cell>
          <table:table-cell table:style-name="ce10" office:value-type="percentage" office:value="0.213486" calcext:value-type="percentage">
            <text:p>21.35%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=====================================" office:value-type="string" office:string-value="" calcext:value-type="error">
            <text:p>Err:510</text:p>
          </table:table-cell>
          <table:table-cell/>
          <table:table-cell table:style-name="ce9"/>
          <table:table-cell table:number-columns-repeated="8"/>
          <table:table-cell table:formula="of:======================================" office:value-type="string" office:string-value="" calcext:value-type="error">
            <text:p>Err:5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table:style-name="ce9"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V/c:</text:p>
          </table:table-cell>
          <table:table-cell table:number-columns-repeated="5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V/c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table:style-name="ce9" office:value-type="string" calcext:value-type="string">
            <text:p>error</text:p>
          </table:table-cell>
          <table:table-cell table:style-name="ce13" office:value-type="percentage" office:value="0.187115" calcext:value-type="percentage">
            <text:p>18.71%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office:value-type="string" calcext:value-type="string">
            <text:p>error</text:p>
          </table:table-cell>
          <table:table-cell table:style-name="ce13" office:value-type="percentage" office:value="0.164954" calcext:value-type="percentage">
            <text:p>16.5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table:style-name="ce9" office:value-type="string" calcext:value-type="string">
            <text:p>error</text:p>
          </table:table-cell>
          <table:table-cell table:style-name="ce10" office:value-type="percentage" office:value="-0.126609" calcext:value-type="percentage">
            <text:p>-12.66%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office:value-type="string" calcext:value-type="string">
            <text:p>error</text:p>
          </table:table-cell>
          <table:table-cell table:style-name="ce10" office:value-type="percentage" office:value="-0.130132" calcext:value-type="percentage">
            <text:p>-13.01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table:style-name="ce9"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eV/c:</text:p>
          </table:table-cell>
          <table:table-cell table:number-columns-repeated="5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eV/c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table:style-name="ce9" office:value-type="string" calcext:value-type="string">
            <text:p>error</text:p>
          </table:table-cell>
          <table:table-cell table:style-name="ce10" office:value-type="percentage" office:value="0.16381" calcext:value-type="percentage">
            <text:p>16.38%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office:value-type="string" calcext:value-type="string">
            <text:p>error</text:p>
          </table:table-cell>
          <table:table-cell table:style-name="ce13" office:value-type="percentage" office:value="0.282477" calcext:value-type="percentage">
            <text:p>28.25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table:style-name="ce9" office:value-type="string" calcext:value-type="string">
            <text:p>error</text:p>
          </table:table-cell>
          <table:table-cell table:style-name="ce13" office:value-type="percentage" office:value="-0.249401" calcext:value-type="percentage">
            <text:p>-24.94%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office:value-type="string" calcext:value-type="string">
            <text:p>error</text:p>
          </table:table-cell>
          <table:table-cell table:style-name="ce10" office:value-type="percentage" office:value="-0.183114" calcext:value-type="percentage">
            <text:p>-18.31%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9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eripheral</text:p>
          </table:table-cell>
          <table:table-cell office:value-type="string" calcext:value-type="string">
            <text:p>R02</text:p>
          </table:table-cell>
          <table:table-cell/>
          <table:table-cell table:style-name="ce9"/>
          <table:table-cell table:number-columns-repeated="8"/>
          <table:table-cell office:value-type="string" calcext:value-type="string">
            <text:p>R04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"/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table:style-name="ce9"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V/c:</text:p>
          </table:table-cell>
          <table:table-cell table:number-columns-repeated="5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V/c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minal: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9"/>
          <table:table-cell table:number-columns-repeated="8"/>
          <table:table-cell office:value-type="string" calcext:value-type="string">
            <text:p>nominal: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king</text:p>
          </table:table-cell>
          <table:table-cell table:formula="of:=SQRT([.F63]^2+IF([.E71]&lt;0;[.E71]^2;0)+IF([.G70]&lt;0;[.G70]^2;0))" office:value-type="float" office:value="0.0598958150755301" calcext:value-type="float">
            <text:p>0.05989581507553</text:p>
          </table:table-cell>
          <table:table-cell/>
          <table:table-cell office:value-type="string" calcext:value-type="string">
            <text:p>#epsilon(TPC)</text:p>
          </table:table-cell>
          <table:table-cell table:style-name="ce11" office:value-type="time" office:time-value="PT05H00M00S" calcext:value-type="time">
            <text:p>05:00:00 AM</text:p>
          </table:table-cell>
          <table:table-cell office:value-type="percentage" office:value="-0.0576576" calcext:value-type="percentage">
            <text:p>-5.77%</text:p>
          </table:table-cell>
          <table:table-cell table:number-columns-repeated="5"/>
          <table:table-cell office:value-type="string" calcext:value-type="string">
            <text:p>tracking</text:p>
          </table:table-cell>
          <table:table-cell table:formula="of:=SQRT([.Q63]^2+IF([.P71]&lt;0;[.P71]^2;0)+IF([.R70]&lt;0;[.R70]^2;0))" office:value-type="float" office:value="0.0703179" calcext:value-type="float">
            <text:p>0.0703179</text:p>
          </table:table-cell>
          <table:table-cell/>
          <table:table-cell office:value-type="string" calcext:value-type="string">
            <text:p>#epsilon(TPC)</text:p>
          </table:table-cell>
          <table:table-cell table:style-name="ce11" office:value-type="time" office:time-value="PT05H00M00S" calcext:value-type="time">
            <text:p>05:00:00 AM</text:p>
          </table:table-cell>
          <table:table-cell table:style-name="ce10" office:value-type="percentage" office:value="-0.0703179" calcext:value-type="percentage">
            <text:p>-7.03%</text:p>
          </table:table-cell>
          <table:table-cell table:number-columns-repeated="3"/>
        </table:table-row>
        <table:table-row table:style-name="ro1">
          <table:table-cell/>
          <table:table-cell table:formula="of:=SQRT([.F64]^2+IF([.E71]&gt;0;[.E71]^2;0)+IF([.G70]&gt;0;[.G70]^2;0))" office:value-type="float" office:value="0.0993671" calcext:value-type="float">
            <text:p>0.0993671</text:p>
          </table:table-cell>
          <table:table-cell/>
          <table:table-cell office:value-type="string" calcext:value-type="string">
            <text:p>#epsilon(TPC)</text:p>
          </table:table-cell>
          <table:table-cell table:style-name="ce12" office:value-type="time" office:time-value="-PT05H00M00S" calcext:value-type="time">
            <text:p>-05:00:00</text:p>
          </table:table-cell>
          <table:table-cell office:value-type="percentage" office:value="0.0993671" calcext:value-type="percentage">
            <text:p>9.94%</text:p>
          </table:table-cell>
          <table:table-cell table:number-columns-repeated="6"/>
          <table:table-cell table:formula="of:=SQRT([.Q64]^2+IF([.P71]&gt;0;[.P71]^2;0)+IF([.R70]&gt;0;[.R70]^2;0))" office:value-type="float" office:value="0.132552038073924" calcext:value-type="float">
            <text:p>0.132552038073924</text:p>
          </table:table-cell>
          <table:table-cell/>
          <table:table-cell office:value-type="string" calcext:value-type="string">
            <text:p>#epsilon(TPC)</text:p>
          </table:table-cell>
          <table:table-cell table:style-name="ce12" office:value-type="time" office:time-value="-PT05H00M00S" calcext:value-type="time">
            <text:p>-05:00:00</text:p>
          </table:table-cell>
          <table:table-cell table:style-name="ce10" office:value-type="percentage" office:value="0.126548" calcext:value-type="percentage">
            <text:p>12.6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</text:p>
          </table:table-cell>
          <table:table-cell table:formula="of:=SQRT(IF([.F67]&lt;0;[.F67]^2;0)+IF([.F68]&lt;0;[.F68]^2;0)+IF([.F69]&lt;0;[.F69]^2;0))" office:value-type="float" office:value="0" calcext:value-type="float">
            <text:p>0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frag.:</text:p>
          </table:table-cell>
          <table:table-cell office:value-type="percentage" office:value="-0.0259193" calcext:value-type="percentage">
            <text:p>-2.59%</text:p>
          </table:table-cell>
          <table:table-cell table:number-columns-repeated="5"/>
          <table:table-cell office:value-type="string" calcext:value-type="string">
            <text:p>rho</text:p>
          </table:table-cell>
          <table:table-cell table:formula="of:=SQRT(IF([.Q67]&lt;0;[.Q67]^2;0)+IF([.Q68]&lt;0;[.Q68]^2;0)+IF([.Q69]&lt;0;[.Q69]^2;0))" office:value-type="float" office:value="0" calcext:value-type="float">
            <text:p>0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frag.:</text:p>
          </table:table-cell>
          <table:table-cell table:style-name="ce10" office:value-type="percentage" office:value="0.0144346" calcext:value-type="percentage">
            <text:p>1.44%</text:p>
          </table:table-cell>
          <table:table-cell table:number-columns-repeated="3"/>
        </table:table-row>
        <table:table-row table:style-name="ro1">
          <table:table-cell/>
          <table:table-cell table:formula="of:=SQRT(IF([.F68]&gt;0;[.F68]^2;0)+IF([.F69]&gt;0;[.F69]^2;0)+IF([.F67]&gt;0;[.F67]^2;0))" office:value-type="float" office:value="0.0426347066708986" calcext:value-type="float">
            <text:p>0.042634706670899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frag.:</text:p>
          </table:table-cell>
          <table:table-cell office:value-type="percentage" office:value="0.000728846" calcext:value-type="percentage">
            <text:p>0.07%</text:p>
          </table:table-cell>
          <table:table-cell table:number-columns-repeated="6"/>
          <table:table-cell table:formula="of:=SQRT(IF([.Q68]&gt;0;[.Q68]^2;0)+IF([.Q69]&gt;0;[.Q69]^2;0)+IF([.Q67]&gt;0;[.Q67]^2;0))" office:value-type="float" office:value="0.0973361573976495" calcext:value-type="float">
            <text:p>0.09733615739765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frag.:</text:p>
          </table:table-cell>
          <table:table-cell table:style-name="ce10" office:value-type="percentage" office:value="-0.0106572" calcext:value-type="percentage">
            <text:p>-1.0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gmentation</text:p>
          </table:table-cell>
          <table:table-cell table:formula="of:=SQRT(IF([.F65]&lt;0;[.F65]^2;0)+IF([.F66]&lt;0;[.F66]^2;0))" office:value-type="float" office:value="0.0259193" calcext:value-type="float">
            <text:p>0.0259193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nremove=x-1:</text:p>
          </table:table-cell>
          <table:table-cell office:value-type="percentage" office:value="0.0400946" calcext:value-type="percentage">
            <text:p>4.01%</text:p>
          </table:table-cell>
          <table:table-cell table:number-columns-repeated="5"/>
          <table:table-cell office:value-type="string" calcext:value-type="string">
            <text:p>fragmentation</text:p>
          </table:table-cell>
          <table:table-cell table:formula="of:=SQRT(IF([.Q65]&lt;0;[.Q65]^2;0)+IF([.Q66]&lt;0;[.Q66]^2;0))" office:value-type="float" office:value="0.0106572" calcext:value-type="float">
            <text:p>0.0106572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nremove=x-1:</text:p>
          </table:table-cell>
          <table:table-cell table:style-name="ce10" office:value-type="percentage" office:value="0.0736979" calcext:value-type="percentage">
            <text:p>7.37%</text:p>
          </table:table-cell>
          <table:table-cell table:number-columns-repeated="3"/>
        </table:table-row>
        <table:table-row table:style-name="ro1">
          <table:table-cell/>
          <table:table-cell table:formula="of:=SQRT(IF([.F66]&gt;0;[.F66]^2;0)+IF([.F65]&gt;0;[.F65]^2;0))" office:value-type="float" office:value="0.000728846" calcext:value-type="float">
            <text:p>0.000728846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2:</text:p>
          </table:table-cell>
          <table:table-cell office:value-type="percentage" office:value="0.000804663" calcext:value-type="percentage">
            <text:p>0.08%</text:p>
          </table:table-cell>
          <table:table-cell table:number-columns-repeated="6"/>
          <table:table-cell table:formula="of:=SQRT(IF([.Q66]&gt;0;[.Q66]^2;0)+IF([.Q65]&gt;0;[.Q65]^2;0))" office:value-type="float" office:value="0.0144346" calcext:value-type="float">
            <text:p>0.0144346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2:</text:p>
          </table:table-cell>
          <table:table-cell table:style-name="ce10" office:value-type="percentage" office:value="0.0610553" calcext:value-type="percentage">
            <text:p>6.1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pT</text:p>
          </table:table-cell>
          <table:table-cell table:formula="of:=SQRT(IF([.F72]&lt;0;[.F72]^2;0)+IF([.F73]&lt;0;[.F73]^2))" office:value-type="float" office:value="0.0000276566" calcext:value-type="float">
            <text:p>2.76566E-05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4:</text:p>
          </table:table-cell>
          <table:table-cell office:value-type="percentage" office:value="0.0144739" calcext:value-type="percentage">
            <text:p>1.45%</text:p>
          </table:table-cell>
          <table:table-cell table:number-columns-repeated="5"/>
          <table:table-cell office:value-type="string" calcext:value-type="string">
            <text:p>dpT</text:p>
          </table:table-cell>
          <table:table-cell table:formula="of:=SQRT(IF([.Q72]&lt;0;[.Q72]^2;0)+IF([.Q73]&lt;0;[.Q73]^2))" office:value-type="float" office:value="0.000572324" calcext:value-type="float">
            <text:p>0.000572324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4:</text:p>
          </table:table-cell>
          <table:table-cell table:style-name="ce10" office:value-type="percentage" office:value="0.0177538" calcext:value-type="percentage">
            <text:p>1.78%</text:p>
          </table:table-cell>
          <table:table-cell table:number-columns-repeated="3"/>
        </table:table-row>
        <table:table-row table:style-name="ro1">
          <table:table-cell/>
          <table:table-cell table:formula="of:=SQRT(IF([.F73]&gt;0;[.F73]^2;0)+IF([.F72]&gt;0;[.F72]^2))" office:value-type="float" office:value="0.0959139" calcext:value-type="float">
            <text:p>0.0959139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had.</text:p>
          </table:table-cell>
          <table:table-cell table:style-name="ce9" office:value-type="string" calcext:value-type="string">
            <text:p>rat.:</text:p>
          </table:table-cell>
          <table:table-cell table:style-name="ce10" office:value-type="percentage" office:value="-0.00823039" calcext:value-type="percentage">
            <text:p>-0.82%</text:p>
          </table:table-cell>
          <table:table-cell table:number-columns-repeated="5"/>
          <table:table-cell table:formula="of:=SQRT(IF([.Q73]&gt;0;[.Q73]^2;0)+IF([.Q72]&gt;0;[.Q72]^2))" office:value-type="float" office:value="0.0716976" calcext:value-type="float">
            <text:p>0.0716976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had.</text:p>
          </table:table-cell>
          <table:table-cell office:value-type="string" calcext:value-type="string">
            <text:p>rat.:</text:p>
          </table:table-cell>
          <table:table-cell table:style-name="ce10" office:value-type="percentage" office:value="0.00405097" calcext:value-type="percentage">
            <text:p>0.41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fit&gt;=20:</text:p>
          </table:table-cell>
          <table:table-cell table:style-name="ce10" office:value-type="percentage" office:value="-0.0139775" calcext:value-type="percentage">
            <text:p>-1.40%</text:p>
          </table:table-cell>
          <table:table-cell table:style-name="ce9"/>
          <table:table-cell table:number-columns-repeated="8"/>
          <table:table-cell office:value-type="string" calcext:value-type="string">
            <text:p>nfit&gt;=20:</text:p>
          </table:table-cell>
          <table:table-cell table:style-name="ce10" office:value-type="percentage" office:value="0.0392331" calcext:value-type="percentage">
            <text:p>3.92%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office:value-type="string" calcext:value-type="string">
            <text:p>corr:</text:p>
          </table:table-cell>
          <table:table-cell office:value-type="percentage" office:value="-0.0000276566" calcext:value-type="percentage">
            <text:p>0.00%</text:p>
          </table:table-cell>
          <table:table-cell table:number-columns-repeated="8"/>
          <table:table-cell office:value-type="string" calcext:value-type="string">
            <text:p>v2</text:p>
          </table:table-cell>
          <table:table-cell office:value-type="string" calcext:value-type="string">
            <text:p>corr:</text:p>
          </table:table-cell>
          <table:table-cell table:style-name="ce10" office:value-type="percentage" office:value="-0.000572324" calcext:value-type="percentage">
            <text:p>-0.06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ythia</text:p>
          </table:table-cell>
          <table:table-cell office:value-type="string" calcext:value-type="string">
            <text:p>dpT:</text:p>
          </table:table-cell>
          <table:table-cell office:value-type="percentage" office:value="0.0959139" calcext:value-type="percentage">
            <text:p>9.59%</text:p>
          </table:table-cell>
          <table:table-cell table:number-columns-repeated="8"/>
          <table:table-cell office:value-type="string" calcext:value-type="string">
            <text:p>pythia</text:p>
          </table:table-cell>
          <table:table-cell office:value-type="string" calcext:value-type="string">
            <text:p>dpT:</text:p>
          </table:table-cell>
          <table:table-cell table:style-name="ce10" office:value-type="percentage" office:value="0.0716976" calcext:value-type="percentage">
            <text:p>7.17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---------------------------------------</text:p>
          </table:table-cell>
          <table:table-cell/>
          <table:table-cell table:style-name="ce9"/>
          <table:table-cell table:number-columns-repeated="8"/>
          <table:table-cell office:value-type="string" calcext:value-type="string">
            <text:p>---------------------------------------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table:style-name="ce9"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V/c:</text:p>
          </table:table-cell>
          <table:table-cell table:number-columns-repeated="5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V/c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minal: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9"/>
          <table:table-cell table:number-columns-repeated="8"/>
          <table:table-cell office:value-type="string" calcext:value-type="string">
            <text:p>nominal: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king</text:p>
          </table:table-cell>
          <table:table-cell table:formula="of:=SQRT([.F77]^2+IF([.E85]&lt;0;[.E85]^2;0)+IF([.G84]&lt;0;[.G84]^2;0))" office:value-type="float" office:value="0.0678002994982884" calcext:value-type="float">
            <text:p>0.067800299498288</text:p>
          </table:table-cell>
          <table:table-cell/>
          <table:table-cell office:value-type="string" calcext:value-type="string">
            <text:p>#epsilon(TPC)</text:p>
          </table:table-cell>
          <table:table-cell table:style-name="ce11" office:value-type="time" office:time-value="PT05H00M00S" calcext:value-type="time">
            <text:p>05:00:00 AM</text:p>
          </table:table-cell>
          <table:table-cell office:value-type="percentage" office:value="-0.0677844" calcext:value-type="percentage">
            <text:p>-6.78%</text:p>
          </table:table-cell>
          <table:table-cell table:number-columns-repeated="5"/>
          <table:table-cell office:value-type="string" calcext:value-type="string">
            <text:p>tracking</text:p>
          </table:table-cell>
          <table:table-cell table:formula="of:=SQRT([.Q77]^2+IF([.P85]&lt;0;[.P85]^2;0)+IF([.R84]&lt;0;[.R84]^2;0))" office:value-type="float" office:value="0.0853996" calcext:value-type="float">
            <text:p>0.0853996</text:p>
          </table:table-cell>
          <table:table-cell/>
          <table:table-cell office:value-type="string" calcext:value-type="string">
            <text:p>#epsilon(TPC)</text:p>
          </table:table-cell>
          <table:table-cell table:style-name="ce11" office:value-type="time" office:time-value="PT05H00M00S" calcext:value-type="time">
            <text:p>05:00:00 AM</text:p>
          </table:table-cell>
          <table:table-cell table:style-name="ce10" office:value-type="percentage" office:value="-0.0853996" calcext:value-type="percentage">
            <text:p>-8.54%</text:p>
          </table:table-cell>
          <table:table-cell table:number-columns-repeated="3"/>
        </table:table-row>
        <table:table-row table:style-name="ro1">
          <table:table-cell/>
          <table:table-cell table:formula="of:=SQRT([.F78]^2+IF([.E85]&gt;0;[.E85]^2;0)+IF([.G84]&gt;0;[.G84]^2;0))" office:value-type="float" office:value="0.146524019024749" calcext:value-type="float">
            <text:p>0.146524019024749</text:p>
          </table:table-cell>
          <table:table-cell/>
          <table:table-cell office:value-type="string" calcext:value-type="string">
            <text:p>#epsilon(TPC)</text:p>
          </table:table-cell>
          <table:table-cell table:style-name="ce12" office:value-type="time" office:time-value="-PT05H00M00S" calcext:value-type="time">
            <text:p>-05:00:00</text:p>
          </table:table-cell>
          <table:table-cell office:value-type="percentage" office:value="0.146464" calcext:value-type="percentage">
            <text:p>14.65%</text:p>
          </table:table-cell>
          <table:table-cell table:number-columns-repeated="6"/>
          <table:table-cell table:formula="of:=SQRT([.Q78]^2+IF([.P85]&gt;0;[.P85]^2;0)+IF([.R84]&gt;0;[.R84]^2;0))" office:value-type="float" office:value="0.199059362109067" calcext:value-type="float">
            <text:p>0.199059362109067</text:p>
          </table:table-cell>
          <table:table-cell/>
          <table:table-cell office:value-type="string" calcext:value-type="string">
            <text:p>#epsilon(TPC)</text:p>
          </table:table-cell>
          <table:table-cell table:style-name="ce12" office:value-type="time" office:time-value="-PT05H00M00S" calcext:value-type="time">
            <text:p>-05:00:00</text:p>
          </table:table-cell>
          <table:table-cell table:style-name="ce10" office:value-type="percentage" office:value="0.13605" calcext:value-type="percentage">
            <text:p>13.6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</text:p>
          </table:table-cell>
          <table:table-cell table:formula="of:=SQRT(IF([.F81]&lt;0;[.F81]^2;0)+IF([.F82]&lt;0;[.F82]^2;0)+IF([.F83]&lt;0;[.F83]^2;0))" office:value-type="float" office:value="0" calcext:value-type="float">
            <text:p>0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frag.:</text:p>
          </table:table-cell>
          <table:table-cell office:value-type="percentage" office:value="-0.0110423" calcext:value-type="percentage">
            <text:p>-1.10%</text:p>
          </table:table-cell>
          <table:table-cell table:number-columns-repeated="5"/>
          <table:table-cell office:value-type="string" calcext:value-type="string">
            <text:p>rho</text:p>
          </table:table-cell>
          <table:table-cell table:formula="of:=SQRT(IF([.Q81]&lt;0;[.Q81]^2;0)+IF([.Q82]&lt;0;[.Q82]^2;0)+IF([.Q83]&lt;0;[.Q83]^2;0))" office:value-type="float" office:value="0" calcext:value-type="float">
            <text:p>0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frag.:</text:p>
          </table:table-cell>
          <table:table-cell table:style-name="ce10" office:value-type="percentage" office:value="0.0200682" calcext:value-type="percentage">
            <text:p>2.01%</text:p>
          </table:table-cell>
          <table:table-cell table:number-columns-repeated="3"/>
        </table:table-row>
        <table:table-row table:style-name="ro1">
          <table:table-cell/>
          <table:table-cell table:formula="of:=SQRT(IF([.F82]&gt;0;[.F82]^2;0)+IF([.F83]&gt;0;[.F83]^2;0)+IF([.F81]&gt;0;[.F81]^2;0))" office:value-type="float" office:value="0.067444641642387" calcext:value-type="float">
            <text:p>0.067444641642387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frag.:</text:p>
          </table:table-cell>
          <table:table-cell office:value-type="percentage" office:value="0.00788057" calcext:value-type="percentage">
            <text:p>0.79%</text:p>
          </table:table-cell>
          <table:table-cell table:number-columns-repeated="6"/>
          <table:table-cell table:formula="of:=SQRT(IF([.Q82]&gt;0;[.Q82]^2;0)+IF([.Q83]&gt;0;[.Q83]^2;0)+IF([.Q81]&gt;0;[.Q81]^2;0))" office:value-type="float" office:value="0.246537913214195" calcext:value-type="float">
            <text:p>0.246537913214195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frag.:</text:p>
          </table:table-cell>
          <table:table-cell table:style-name="ce10" office:value-type="percentage" office:value="-0.00929487" calcext:value-type="percentage">
            <text:p>-0.9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gmentation</text:p>
          </table:table-cell>
          <table:table-cell table:formula="of:=SQRT(IF([.F79]&lt;0;[.F79]^2;0)+IF([.F80]&lt;0;[.F80]^2;0))" office:value-type="float" office:value="0.0110423" calcext:value-type="float">
            <text:p>0.0110423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nremove=x-1:</text:p>
          </table:table-cell>
          <table:table-cell office:value-type="percentage" office:value="0.0261289" calcext:value-type="percentage">
            <text:p>2.61%</text:p>
          </table:table-cell>
          <table:table-cell table:number-columns-repeated="5"/>
          <table:table-cell office:value-type="string" calcext:value-type="string">
            <text:p>fragmentation</text:p>
          </table:table-cell>
          <table:table-cell table:formula="of:=SQRT(IF([.Q79]&lt;0;[.Q79]^2;0)+IF([.Q80]&lt;0;[.Q80]^2;0))" office:value-type="float" office:value="0.00929487" calcext:value-type="float">
            <text:p>0.00929487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nremove=x-1:</text:p>
          </table:table-cell>
          <table:table-cell table:style-name="ce10" office:value-type="percentage" office:value="0.181842" calcext:value-type="percentage">
            <text:p>18.18%</text:p>
          </table:table-cell>
          <table:table-cell table:number-columns-repeated="3"/>
        </table:table-row>
        <table:table-row table:style-name="ro1">
          <table:table-cell/>
          <table:table-cell table:formula="of:=SQRT(IF([.F80]&gt;0;[.F80]^2;0)+IF([.F79]&gt;0;[.F79]^2;0))" office:value-type="float" office:value="0.00788057" calcext:value-type="float">
            <text:p>0.00788057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2:</text:p>
          </table:table-cell>
          <table:table-cell office:value-type="percentage" office:value="0.0414741" calcext:value-type="percentage">
            <text:p>4.15%</text:p>
          </table:table-cell>
          <table:table-cell table:number-columns-repeated="6"/>
          <table:table-cell table:formula="of:=SQRT(IF([.Q80]&gt;0;[.Q80]^2;0)+IF([.Q79]&gt;0;[.Q79]^2;0))" office:value-type="float" office:value="0.0200682" calcext:value-type="float">
            <text:p>0.0200682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2:</text:p>
          </table:table-cell>
          <table:table-cell table:style-name="ce10" office:value-type="percentage" office:value="0.14009" calcext:value-type="percentage">
            <text:p>14.0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pT</text:p>
          </table:table-cell>
          <table:table-cell table:formula="of:=SQRT(IF([.F86]&lt;0;[.F86]^2;0)+IF([.F87]&lt;0;[.F87]^2))" office:value-type="float" office:value="0.00000983477" calcext:value-type="float">
            <text:p>9.83477E-06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4:</text:p>
          </table:table-cell>
          <table:table-cell office:value-type="percentage" office:value="0.0463245" calcext:value-type="percentage">
            <text:p>4.63%</text:p>
          </table:table-cell>
          <table:table-cell table:number-columns-repeated="5"/>
          <table:table-cell office:value-type="string" calcext:value-type="string">
            <text:p>dpT</text:p>
          </table:table-cell>
          <table:table-cell table:formula="of:=SQRT(IF([.Q86]&lt;0;[.Q86]^2;0)+IF([.Q87]&lt;0;[.Q87]^2))" office:value-type="float" office:value="0.000469863" calcext:value-type="float">
            <text:p>0.000469863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4:</text:p>
          </table:table-cell>
          <table:table-cell table:style-name="ce10" office:value-type="percentage" office:value="0.0899401" calcext:value-type="percentage">
            <text:p>8.99%</text:p>
          </table:table-cell>
          <table:table-cell table:number-columns-repeated="3"/>
        </table:table-row>
        <table:table-row table:style-name="ro1">
          <table:table-cell/>
          <table:table-cell table:formula="of:=SQRT(IF([.F87]&gt;0;[.F87]^2;0)+IF([.F86]&gt;0;[.F86]^2))" office:value-type="float" office:value="0.128092" calcext:value-type="float">
            <text:p>0.128092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had.</text:p>
          </table:table-cell>
          <table:table-cell table:style-name="ce9" office:value-type="string" calcext:value-type="string">
            <text:p>rat.:</text:p>
          </table:table-cell>
          <table:table-cell table:style-name="ce10" office:value-type="percentage" office:value="-0.00146824" calcext:value-type="percentage">
            <text:p>-0.15%</text:p>
          </table:table-cell>
          <table:table-cell table:number-columns-repeated="5"/>
          <table:table-cell table:formula="of:=SQRT(IF([.Q87]&gt;0;[.Q87]^2;0)+IF([.Q86]&gt;0;[.Q86]^2))" office:value-type="float" office:value="0.106204" calcext:value-type="float">
            <text:p>0.106204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had.</text:p>
          </table:table-cell>
          <table:table-cell office:value-type="string" calcext:value-type="string">
            <text:p>rat.:</text:p>
          </table:table-cell>
          <table:table-cell table:style-name="ce10" office:value-type="percentage" office:value="0.000176191" calcext:value-type="percentage">
            <text:p>0.02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fit&gt;=20:</text:p>
          </table:table-cell>
          <table:table-cell table:style-name="ce10" office:value-type="percentage" office:value="0.00419343" calcext:value-type="percentage">
            <text:p>0.42%</text:p>
          </table:table-cell>
          <table:table-cell table:style-name="ce9"/>
          <table:table-cell table:number-columns-repeated="8"/>
          <table:table-cell office:value-type="string" calcext:value-type="string">
            <text:p>nfit&gt;=20:</text:p>
          </table:table-cell>
          <table:table-cell table:style-name="ce10" office:value-type="percentage" office:value="0.14531" calcext:value-type="percentage">
            <text:p>14.53%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office:value-type="string" calcext:value-type="string">
            <text:p>corr:</text:p>
          </table:table-cell>
          <table:table-cell office:value-type="percentage" office:value="-0.00000983477" calcext:value-type="percentage">
            <text:p>0.00%</text:p>
          </table:table-cell>
          <table:table-cell table:number-columns-repeated="8"/>
          <table:table-cell office:value-type="string" calcext:value-type="string">
            <text:p>v2</text:p>
          </table:table-cell>
          <table:table-cell office:value-type="string" calcext:value-type="string">
            <text:p>corr:</text:p>
          </table:table-cell>
          <table:table-cell table:style-name="ce10" office:value-type="percentage" office:value="-0.000469863" calcext:value-type="percentage">
            <text:p>-0.05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ythia</text:p>
          </table:table-cell>
          <table:table-cell office:value-type="string" calcext:value-type="string">
            <text:p>dpT:</text:p>
          </table:table-cell>
          <table:table-cell office:value-type="percentage" office:value="0.128092" calcext:value-type="percentage">
            <text:p>12.81%</text:p>
          </table:table-cell>
          <table:table-cell table:number-columns-repeated="8"/>
          <table:table-cell office:value-type="string" calcext:value-type="string">
            <text:p>pythia</text:p>
          </table:table-cell>
          <table:table-cell office:value-type="string" calcext:value-type="string">
            <text:p>dpT:</text:p>
          </table:table-cell>
          <table:table-cell table:style-name="ce10" office:value-type="percentage" office:value="0.106204" calcext:value-type="percentage">
            <text:p>10.62%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=====================================" office:value-type="string" office:string-value="" calcext:value-type="error">
            <text:p>Err:510</text:p>
          </table:table-cell>
          <table:table-cell/>
          <table:table-cell table:style-name="ce9"/>
          <table:table-cell table:number-columns-repeated="8"/>
          <table:table-cell table:formula="of:======================================" office:value-type="string" office:string-value="" calcext:value-type="error">
            <text:p>Err:5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table:style-name="ce9"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V/c:</text:p>
          </table:table-cell>
          <table:table-cell table:number-columns-repeated="5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V/c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table:style-name="ce9" office:value-type="string" calcext:value-type="string">
            <text:p>error</text:p>
          </table:table-cell>
          <table:table-cell table:style-name="ce10" office:value-type="percentage" office:value="0.144539" calcext:value-type="percentage">
            <text:p>14.45%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office:value-type="string" calcext:value-type="string">
            <text:p>error</text:p>
          </table:table-cell>
          <table:table-cell table:style-name="ce10" office:value-type="percentage" office:value="0.179981" calcext:value-type="percentage">
            <text:p>18.0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table:style-name="ce9" office:value-type="string" calcext:value-type="string">
            <text:p>error</text:p>
          </table:table-cell>
          <table:table-cell table:style-name="ce10" office:value-type="percentage" office:value="-0.0652635" calcext:value-type="percentage">
            <text:p>-6.53%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office:value-type="string" calcext:value-type="string">
            <text:p>error</text:p>
          </table:table-cell>
          <table:table-cell table:style-name="ce10" office:value-type="percentage" office:value="-0.0711232" calcext:value-type="percentage">
            <text:p>-7.11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table:style-name="ce9"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V/c:</text:p>
          </table:table-cell>
          <table:table-cell table:number-columns-repeated="5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V/c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table:style-name="ce9" office:value-type="string" calcext:value-type="string">
            <text:p>error</text:p>
          </table:table-cell>
          <table:table-cell table:style-name="ce10" office:value-type="percentage" office:value="0.206126" calcext:value-type="percentage">
            <text:p>20.61%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office:value-type="string" calcext:value-type="string">
            <text:p>error</text:p>
          </table:table-cell>
          <table:table-cell table:style-name="ce10" office:value-type="percentage" office:value="0.334794" calcext:value-type="percentage">
            <text:p>33.48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table:style-name="ce9" office:value-type="string" calcext:value-type="string">
            <text:p>error</text:p>
          </table:table-cell>
          <table:table-cell table:style-name="ce10" office:value-type="percentage" office:value="-0.0686936" calcext:value-type="percentage">
            <text:p>-6.87%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office:value-type="string" calcext:value-type="string">
            <text:p>error</text:p>
          </table:table-cell>
          <table:table-cell table:style-name="ce10" office:value-type="percentage" office:value="-0.0859052" calcext:value-type="percentage">
            <text:p>-8.59%</text:p>
          </table:table-cell>
          <table:table-cell table:number-columns-repeated="2"/>
        </table:table-row>
        <table:table-row table:style-name="ro1" table:number-rows-repeated="24">
          <table:table-cell table:number-columns-repeated="3"/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07:14:10.209063340</meta:creation-date>
    <dc:date>2017-10-09T08:44:29.136497511</dc:date>
    <meta:editing-duration>PT1H7M31S</meta:editing-duration>
    <meta:editing-cycles>14</meta:editing-cycles>
    <meta:generator>LibreOffice/5.3.5.2$Linux_X86_64 LibreOffice_project/30m0$Build-2</meta:generator>
    <meta:document-statistic meta:table-count="1" meta:cell-count="609" meta:object-count="0"/>
  </office:meta>
</office:document-meta>
</file>